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style:font-name="Times new roman" fo:font-size="9pt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Times new roman" fo:font-size="9pt" officeooo:paragraph-rsid="00081b9b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Times new roman" fo:font-size="15.75pt" officeooo:rsid="00081b9b" officeooo:paragraph-rsid="00081b9b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Times new roman" fo:font-size="15.75pt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7a14b"/>
    </style:style>
    <style:style style:name="T2" style:family="text">
      <style:text-properties style:font-name="sans-serif" fo:font-size="9pt"/>
    </style:style>
    <style:style style:name="T3" style:family="text">
      <style:text-properties fo:font-size="9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81b9b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81b9b" style:font-size-asian="14pt" style:font-weight-asian="bold" style:font-size-complex="14pt" style:font-weight-complex="bold"/>
    </style:style>
    <style:style style:name="T11" style:family="text">
      <style:text-properties fo:font-weight="bold" style:font-size-asian="14pt" style:font-weight-asian="bold" style:font-size-complex="14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7a14b" style:font-size-asian="12pt" style:font-size-complex="12pt"/>
    </style:style>
    <style:style style:name="T14" style:family="text">
      <style:text-properties fo:font-size="13pt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28"/><text:span text:style-name="T6"><text:s text:c="13"/></text:span><text:span text:style-name="T7">Lab </text:span><text:span text:style-name="T6">Exercise-II</text:span></text:p>
      <text:p text:style-name="P4"><text:span text:style-name="T6">Amit kumar</text:span></text:p>
      <text:p text:style-name="P4"><text:span text:style-name="T6">1nt19is016</text:span></text:p>
      <text:p text:style-name="P4"><text:span text:style-name="T6"/></text:p>
      <text:p text:style-name="P5"><text:span text:style-name="T6"/></text:p>
      <text:p text:style-name="P5"/>
      <text:p text:style-name="P3">1. Populate the database with atleast 15 documents</text:p>
      <text:p text:style-name="P1"/>
      <text:p text:style-name="P6">use Institute</text:p>
      <text:p text:style-name="P6">switched to db Institute</text:p>
      <text:p text:style-name="P6">&gt; db.createCollection("Staff")</text:p>
      <text:p text:style-name="P6">{ "ok" : 1 }</text:p>
      <text:p text:style-name="P6">&gt; load("/home/hdoop/Desktop/amit/assig2.js")</text:p>
      <text:p text:style-name="P6">true</text:p>
      <text:p text:style-name="P6">&gt; db.Staff.find().pretty();</text:p>
      <text:p text:style-name="P6">&gt; db.Staff.insert(data)</text:p>
      <text:p text:style-name="P6">BulkWriteResult({</text:p>
      <text:p text:style-name="P6"><text:tab/>"writeErrors" : [ ],</text:p>
      <text:p text:style-name="P6"><text:tab/>"writeConcernErrors" : [ ],</text:p>
      <text:p text:style-name="P6"><text:tab/>"nInserted" : 15,</text:p>
      <text:p text:style-name="P6"><text:tab/>"nUpserted" : 0,</text:p>
      <text:p text:style-name="P6"><text:tab/>"nMatched" : 0,</text:p>
      <text:p text:style-name="P6"><text:span text:style-name="T2">10. Apply the map-reduce aggregation to project the name and amount owned by each sta by</text:span><text:line-break/><text:span text:style-name="T2">doing multiple jobs in dierent department</text:span><text:tab/>"nModified" : 0,</text:p>
      <text:p text:style-name="P6"><text:tab/>"nRemoved" : 0,</text:p>
      <text:p text:style-name="P6"><text:tab/>"upserted" : [ ]</text:p>
      <text:p text:style-name="P6">})</text:p>
      <text:p text:style-name="P1"/>
      <text:p text:style-name="P3">2. List all the records having salary in the range of 20000 – 35000(Exclusive)</text:p>
      <text:p text:style-name="P1"/>
      <text:p text:style-name="P6">&gt; db.Staff.find({$and:[{Salary:{$gt:20000}},{Salary:{$lt:35000}}]}).pretty()</text:p>
      <text:p text:style-name="P6"/>
      <text:p text:style-name="P6">{</text:p>
      <text:p text:style-name="P6"><text:tab/>"_id" : ObjectId("628c9a0b3309e5132cf4174a"),</text:p>
      <text:p text:style-name="P6"><text:tab/>"Name" : "Ranjan",</text:p>
      <text:p text:style-name="P6"><text:tab/>"SSN" : "EMP0123",</text:p>
      <text:p text:style-name="P6"><text:tab/>"Department" : [</text:p>
      <text:p text:style-name="P6"><text:tab/><text:tab/>"HR",</text:p>
      <text:p text:style-name="P6"><text:tab/><text:tab/>"Mainteinance"</text:p>
      <text:p text:style-name="P6"><text:tab/>],</text:p>
      <text:p text:style-name="P6"><text:tab/>"Salary" : 22000,</text:p>
      <text:p text:style-name="P6"><text:tab/>"Age" : 27,</text:p>
      <text:p text:style-name="P6"><text:tab/>"Increment" : "Yes",</text:p>
      <text:p text:style-name="P6"><text:tab/>"Performance status" : "Good"</text:p>
      <text:p text:style-name="P6">}</text:p>
      <text:p text:style-name="P6">{</text:p>
      <text:p text:style-name="P6"><text:tab/>"_id" : ObjectId("628c9a0b3309e5132cf4174b"),</text:p>
      <text:p text:style-name="P6"><text:tab/>"Name" : "Aman",</text:p>
      <text:p text:style-name="P6"><text:tab/>"SSN" : "EMP239",</text:p>
      <text:p text:style-name="P6"><text:tab/>"Department" : "Development Team",</text:p>
      <text:p text:style-name="P6"><text:tab/>"Salary" : 25000,</text:p>
      <text:p text:style-name="P6"><text:soft-page-break/><text:tab/>"Age" : 29,</text:p>
      <text:p text:style-name="P6"><text:tab/>"Increment" : "No",</text:p>
      <text:p text:style-name="P6"><text:tab/>"Performance status" : "Bad"</text:p>
      <text:p text:style-name="P6">}</text:p>
      <text:p text:style-name="P6">{</text:p>
      <text:p text:style-name="P6"><text:tab/>"_id" : ObjectId("628c9a0b3309e5132cf4174c"),</text:p>
      <text:p text:style-name="P6"><text:tab/>"Name" : "Alok",</text:p>
      <text:p text:style-name="P6"><text:tab/>"SSN" : "EMP0420",</text:p>
      <text:p text:style-name="P1"><text:tab/><text:span text:style-name="T12">"Department" : [</text:span></text:p>
      <text:p text:style-name="P6"><text:tab/><text:tab/>"Administration",</text:p>
      <text:p text:style-name="P6"><text:tab/><text:tab/>"Mainteinance"</text:p>
      <text:p text:style-name="P6"><text:tab/>],</text:p>
      <text:p text:style-name="P6"><text:tab/>"Salary" : 32000,</text:p>
      <text:p text:style-name="P6"><text:tab/>"Age" : 29,</text:p>
      <text:p text:style-name="P6"><text:tab/>"Increment" : "Yes",</text:p>
      <text:p text:style-name="P6"><text:tab/>"Performance status" : "Average"</text:p>
      <text:p text:style-name="P6">}</text:p>
      <text:p text:style-name="P6">{</text:p>
      <text:p text:style-name="P6"><text:tab/>"_id" : ObjectId("628c9a0b3309e5132cf4174e"),</text:p>
      <text:p text:style-name="P6"><text:tab/>"Name" : "Amit",</text:p>
      <text:p text:style-name="P6"><text:tab/>"SSN" : "EMP8723",</text:p>
      <text:p text:style-name="P6"><text:tab/>"Department" : "HR",</text:p>
      <text:p text:style-name="P6"><text:tab/>"Salary" : 22000,</text:p>
      <text:p text:style-name="P6"><text:tab/>"Age" : 27,</text:p>
      <text:p text:style-name="P6"><text:tab/>"Increment" : "Yes",</text:p>
      <text:p text:style-name="P6"><text:tab/>"Performance status" : "Good"</text:p>
      <text:p text:style-name="P6">}</text:p>
      <text:p text:style-name="P6">{</text:p>
      <text:p text:style-name="P6"><text:tab/>"_id" : ObjectId("628c9a0b3309e5132cf4174f"),</text:p>
      <text:p text:style-name="P6"><text:tab/>"Name" : "Ankit",</text:p>
      <text:p text:style-name="P6"><text:tab/>"SSN" : "EMP8723",</text:p>
      <text:p text:style-name="P6"><text:tab/>"Department" : [</text:p>
      <text:p text:style-name="P6"><text:tab/><text:tab/>"HR",</text:p>
      <text:p text:style-name="P6"><text:tab/><text:tab/>"Mainteinance"</text:p>
      <text:p text:style-name="P6"><text:tab/>],</text:p>
      <text:p text:style-name="P6"><text:tab/>"Salary" : 22000,</text:p>
      <text:p text:style-name="P6"><text:tab/>"Age" : 27,</text:p>
      <text:p text:style-name="P6"><text:tab/>"Increment" : "Yes",</text:p>
      <text:p text:style-name="P6"><text:tab/>"Performance status" : "Good"</text:p>
      <text:p text:style-name="P6">}</text:p>
      <text:p text:style-name="P6">{</text:p>
      <text:p text:style-name="P6"><text:tab/>"_id" : ObjectId("628c9a0b3309e5132cf41758"),</text:p>
      <text:p text:style-name="P6"><text:tab/>"Name" : "Deepak",</text:p>
      <text:p text:style-name="P6"><text:tab/>"SSN" : "EMP0071",</text:p>
      <text:p text:style-name="P6"><text:tab/>"Department" : "Mainteinance",</text:p>
      <text:p text:style-name="P6"><text:tab/>"Salary" : 22000,</text:p>
      <text:p text:style-name="P6"><text:tab/>"Age" : 27,</text:p>
      <text:p text:style-name="P6"><text:tab/>"Increment" : "Yes",</text:p>
      <text:p text:style-name="P6"><text:tab/>"Performance status" : "Excellent"</text:p>
      <text:p text:style-name="P6">}</text:p>
      <text:p text:style-name="P1"/>
      <text:p text:style-name="P3">3. List all the Sta who belong to the Maintenance Department</text:p>
      <text:p text:style-name="P6"><text:soft-page-break/>&gt; db.Staff.find({"Department":"Mainteinance"}).pretty();</text:p>
      <text:p text:style-name="P6">{</text:p>
      <text:p text:style-name="P6"><text:tab/>"_id" : ObjectId("628c9a0b3309e5132cf4174a"),</text:p>
      <text:p text:style-name="P6"><text:tab/>"Name" : "Ranjan",</text:p>
      <text:p text:style-name="P6"><text:tab/>"SSN" : "EMP0123",</text:p>
      <text:p text:style-name="P6"><text:tab/>"Department" : [</text:p>
      <text:p text:style-name="P6"><text:tab/><text:tab/>"HR",</text:p>
      <text:p text:style-name="P6"><text:tab/><text:tab/>"Mainteinance"</text:p>
      <text:p text:style-name="P6"><text:tab/>],</text:p>
      <text:p text:style-name="P6"><text:tab/>"Salary" : 22000,</text:p>
      <text:p text:style-name="P6"><text:tab/>"Age" : 27,</text:p>
      <text:p text:style-name="P6"><text:tab/>"Increment" : "Yes",</text:p>
      <text:p text:style-name="P6"><text:tab/>"Performance status" : "Good"</text:p>
      <text:p text:style-name="P6">}</text:p>
      <text:p text:style-name="P6">{</text:p>
      <text:p text:style-name="P6"><text:tab/>"_id" : ObjectId("628c9a0b3309e5132cf4174c"),</text:p>
      <text:p text:style-name="P6"><text:tab/>"Name" : "Alok",</text:p>
      <text:p text:style-name="P6"><text:tab/>"SSN" : "EMP0420",</text:p>
      <text:p text:style-name="P6"><text:tab/>"Department" : [</text:p>
      <text:p text:style-name="P6"><text:tab/><text:tab/>"Administration",</text:p>
      <text:p text:style-name="P6"><text:tab/><text:tab/>"Mainteinance"</text:p>
      <text:p text:style-name="P6"><text:tab/>],</text:p>
      <text:p text:style-name="P6"><text:tab/>"Salary" : 32000,</text:p>
      <text:p text:style-name="P6"><text:tab/>"Age" : 29,</text:p>
      <text:p text:style-name="P6"><text:tab/>"Increment" : "Yes",</text:p>
      <text:p text:style-name="P6"><text:tab/>"Performance status" : "Average"</text:p>
      <text:p text:style-name="P6">}</text:p>
      <text:p text:style-name="P6">{</text:p>
      <text:p text:style-name="P6"><text:tab/>"_id" : ObjectId("628c9a0b3309e5132cf4174d"),</text:p>
      <text:p text:style-name="P6"><text:tab/>"Name" : "Aditya",</text:p>
      <text:p text:style-name="P6"><text:tab/>"SSN" : "EMP3423",</text:p>
      <text:p text:style-name="P6"><text:tab/>"Department" : "Mainteinance",</text:p>
      <text:p text:style-name="P6"><text:tab/>"Salary" : 42000,</text:p>
      <text:p text:style-name="P6"><text:tab/>"Age" : 32,</text:p>
      <text:p text:style-name="P6"><text:tab/>"Increment" : "Yes",</text:p>
      <text:p text:style-name="P6"><text:tab/>"Performance status" : "Good"</text:p>
      <text:p text:style-name="P6">}</text:p>
      <text:p text:style-name="P6">{</text:p>
      <text:p text:style-name="P6"><text:tab/>"_id" : ObjectId("628c9a0b3309e5132cf4174f"),</text:p>
      <text:p text:style-name="P6"><text:tab/>"Name" : "Ankit",</text:p>
      <text:p text:style-name="P6"><text:tab/>"SSN" : "EMP8723",</text:p>
      <text:p text:style-name="P6"><text:tab/>"Department" : [</text:p>
      <text:p text:style-name="P6"><text:tab/><text:tab/>"HR",</text:p>
      <text:p text:style-name="P6"><text:tab/><text:tab/>"Mainteinance"</text:p>
      <text:p text:style-name="P6"><text:tab/>],</text:p>
      <text:p text:style-name="P6"><text:tab/>"Salary" : 22000,</text:p>
      <text:p text:style-name="P6"><text:tab/>"Age" : 27,</text:p>
      <text:p text:style-name="P6"><text:tab/>"Increment" : "Yes",</text:p>
      <text:p text:style-name="P6"><text:tab/>"Performance status" : "Good"</text:p>
      <text:p text:style-name="P6">}</text:p>
      <text:p text:style-name="P6">{</text:p>
      <text:p text:style-name="P6"><text:tab/>"_id" : ObjectId("628c9a0b3309e5132cf41751"),</text:p>
      <text:p text:style-name="P6"><text:soft-page-break/><text:tab/>"Name" : "Aryan",</text:p>
      <text:p text:style-name="P6"><text:tab/>"SSN" : "EMP6969",</text:p>
      <text:p text:style-name="P6"><text:tab/>"Department" : "Mainteinance",</text:p>
      <text:p text:style-name="P6"><text:tab/>"Salary" : 69000,</text:p>
      <text:p text:style-name="P6"><text:tab/>"Age" : 69,</text:p>
      <text:p text:style-name="P6"><text:tab/>"Increment" : "Yes",</text:p>
      <text:p text:style-name="P6"><text:tab/>"Performance status" : "Excellent"</text:p>
      <text:p text:style-name="P6">}</text:p>
      <text:p text:style-name="P6">{</text:p>
      <text:p text:style-name="P6"><text:tab/>"_id" : ObjectId("628c9a0b3309e5132cf41758"),</text:p>
      <text:p text:style-name="P6"><text:tab/>"Name" : "Deepak",</text:p>
      <text:p text:style-name="P6"><text:tab/>"SSN" : "EMP0071",</text:p>
      <text:p text:style-name="P6"><text:tab/>"Department" : "Mainteinance",</text:p>
      <text:p text:style-name="P6"><text:tab/>"Salary" : 22000,</text:p>
      <text:p text:style-name="P6"><text:tab/>"Age" : 27,</text:p>
      <text:p text:style-name="P6"><text:tab/>"Increment" : "Yes",</text:p>
      <text:p text:style-name="P6"><text:tab/>"Performance status" : "Excellent"</text:p>
      <text:p text:style-name="P6">}</text:p>
      <text:p text:style-name="P3">4. Count the number of Stas whose performance status is "Average"</text:p>
      <text:p text:style-name="P6">db.Staff.count({"Performance status":"Average"})</text:p>
      <text:p text:style-name="P6">4</text:p>
      <text:p text:style-name="P6"/>
      <text:p text:style-name="P3">5. Find out all the Stas who have age &lt; 35 and salary in the range of 40000-45000</text:p>
      <text:p text:style-name="P1"/>
      <text:p text:style-name="P6"><text:s/>db.Staff.find({$and: [{Age:{$lt:35}},{Salary:{$gt:40000}},{Salary:{$lt:45000}}]}).pretty()</text:p>
      <text:p text:style-name="P6">{</text:p>
      <text:p text:style-name="P6"><text:tab/>"_id" : ObjectId("628c9a0b3309e5132cf4174d"),</text:p>
      <text:p text:style-name="P6"><text:tab/>"Name" : "Aditya",</text:p>
      <text:p text:style-name="P6"><text:tab/>"SSN" : "EMP3423",</text:p>
      <text:p text:style-name="P6"><text:tab/>"Department" : "Mainteinance",</text:p>
      <text:p text:style-name="P6"><text:tab/>"Salary" : 42000,</text:p>
      <text:p text:style-name="P6"><text:tab/>"Age" : 32,</text:p>
      <text:p text:style-name="P6"><text:tab/>"Increment" : "Yes",</text:p>
      <text:p text:style-name="P6"><text:tab/>"Performance status" : "Good"</text:p>
      <text:p text:style-name="P6">}</text:p>
      <text:p text:style-name="P6">{</text:p>
      <text:p text:style-name="P6"><text:tab/>"_id" : ObjectId("628c9a0b3309e5132cf41754"),</text:p>
      <text:p text:style-name="P6"><text:tab/>"Name" : "Anigdha",</text:p>
      <text:p text:style-name="P6"><text:tab/>"SSN" : "EMP0023",</text:p>
      <text:p text:style-name="P6"><text:tab/>"Department" : "Development Team",</text:p>
      <text:p text:style-name="P6"><text:tab/>"Salary" : 43000,</text:p>
      <text:p text:style-name="P6"><text:tab/>"Age" : 27,</text:p>
      <text:p text:style-name="P6"><text:tab/>"Increment" : "Yes",</text:p>
      <text:p text:style-name="P6"><text:tab/>"Performance status" : "Excellent"</text:p>
      <text:p text:style-name="P6">}</text:p>
      <text:p text:style-name="P6"/>
      <text:p text:style-name="P3">6. Delete a Sta from database whose ID = EMP23</text:p>
      <text:p text:style-name="P6">db.Staff.remove({"SSN":"EMP239"})</text:p>
      <text:p text:style-name="P6">WriteResult({ "nRemoved" : 1 })</text:p>
      <text:p text:style-name="P6"/>
      <text:p text:style-name="P3">7. Update all the Sta whose increment status as "Yes" with a salary of 75650 INR</text:p>
      <text:p text:style-name="P6"><text:soft-page-break/>db.Staff.update({"Increment":"Yes"},{$set:{Salary:75650}})</text:p>
      <text:p text:style-name="P6">WriteResult({ "nMatched" : 1, "nUpserted" : 0, "nModified" : 1 })</text:p>
      <text:p text:style-name="P1"/>
      <text:p text:style-name="P3">8. Update the Sta by name "Ravi" and remove the Performance status eld from the document</text:p>
      <text:p text:style-name="P1"><text:s/><text:span text:style-name="T12">db.Staff.update({"Name":"</text:span><text:span text:style-name="T13">Ravi</text:span><text:span text:style-name="T12">"},{$unset:{"Performance status":""}})</text:span></text:p>
      <text:p text:style-name="P6">WriteResult({ "nMatched" : 1, "nUpserted" : 0, "nModified" : 1 })</text:p>
      <text:p text:style-name="P1"/>
      <text:p text:style-name="P2"><text:span text:style-name="T9">9. Group all the Employees by their Increment Status and calculate the average salary obtained </text:span><text:span text:style-name="T10">i</text:span><text:span text:style-name="T9">n the each group</text:span><text:line-break/></text:p>
      <text:p text:style-name="P1"/>
      <text:p text:style-name="P6">&gt; db.Staff.aggregate([{$group:{_id:"$Increment",Average_Salary : {$avg:"$Salary"}}}])</text:p>
      <text:p text:style-name="P6">{ "_id" : "Yes", "Average_Salary" : 46335 }</text:p>
      <text:p text:style-name="P6">{ "_id" : "No", "Average_Salary" : 80375.25 }</text:p>
      <text:p text:style-name="P6"/>
      <text:p text:style-name="P3">10. Apply the map-reduce aggregation to project the name and amount owned by each sta by doing multiple jobs in dierent department</text:p>
      <text:p text:style-name="P3"/>
      <text:p text:style-name="P7">&gt; var mapc = function(){emit(this.Name,this.Salary)};</text:p>
      <text:p text:style-name="P7">&gt; var redc = function(key, value){return Array.sum(value)}</text:p>
      <text:p text:style-name="P7">&gt; db.Staff.mapReduce(mapc,redc,{out:"Result"});</text:p>
      <text:p text:style-name="P7">{ "result" : "Result", "ok" : 1 }</text:p>
      <text:p text:style-name="P7">&gt; db.Result.find()</text:p>
      <text:p text:style-name="P7">{ "_id" : "Ankit", "value" : 22000 }</text:p>
      <text:p text:style-name="P7">{ "_id" : "Aryan", "value" : 69000 }</text:p>
      <text:p text:style-name="P7">{ "_id" : "Ranjan", "value" : 75650 }</text:p>
      <text:p text:style-name="P7">{ "_id" : "Ankita", "value" : 78000 }</text:p>
      <text:p text:style-name="P7">{ "_id" : "Anigdha", "value" : 43000 }</text:p>
      <text:p text:style-name="P7">{ "_id" : "Tau", "value" : 69500 }</text:p>
      <text:p text:style-name="P7">{ "_id" : "Kartik", "value" : 89000 }</text:p>
      <text:p text:style-name="P7">{ "_id" : "Amit", "value" : 22000 }</text:p>
      <text:p text:style-name="P7">{ "_id" : "Dhruva", "value" : 120000 }</text:p>
      <text:p text:style-name="P7">{ "_id" : "Aditya", "value" : 42000 }</text:p>
      <text:p text:style-name="P7">{ "_id" : "Deepak", "value" : 22000 }</text:p>
      <text:p text:style-name="P7">{ "_id" : "Alok", "value" : 32000 }</text:p>
      <text:p text:style-name="P7">{ "_id" : "Amogh", "value" : 54001 }</text:p>
      <text:p text:style-name="P7">{ "_id" : "Akhilesh", "value" : 46700 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3:39:32.156762280</meta:creation-date>
    <dc:date>2022-05-24T15:10:55.639608636</dc:date>
    <meta:editing-duration>PT9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222" meta:word-count="814" meta:character-count="5708" meta:non-whitespace-character-count="4922"/>
  </office:meta>
</office:document-meta>
</file>